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left"/>
    </style:style>
    <style:style style:name="Table1.A" style:family="table-column">
      <style:table-column-properties style:column-width="0.9903in"/>
    </style:style>
    <style:style style:name="Table1.B" style:family="table-column">
      <style:table-column-properties style:column-width="1.2132in"/>
    </style:style>
    <style:style style:name="Table1.C" style:family="table-column">
      <style:table-column-properties style:column-width="1.8035in"/>
    </style:style>
    <style:style style:name="Table1.D" style:family="table-column">
      <style:table-column-properties style:column-width="1.4674in"/>
    </style:style>
    <style:style style:name="Table1.E" style:family="table-column">
      <style:table-column-properties style:column-width="1.2188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Heading_20_1">
      <style:text-properties officeooo:rsid="000889d7" officeooo:paragraph-rsid="000889d7"/>
    </style:style>
    <style:style style:name="P2" style:family="paragraph" style:parent-style-name="Heading_20_1">
      <style:text-properties fo:font-size="16pt" officeooo:rsid="000889d7" officeooo:paragraph-rsid="000889d7" style:font-size-asian="16pt" style:font-size-complex="16pt"/>
    </style:style>
    <style:style style:name="P3" style:family="paragraph" style:parent-style-name="Heading_20_1">
      <style:text-properties fo:font-size="12pt" fo:font-weight="normal" style:font-size-asian="12pt" style:font-weight-asian="normal" style:font-size-complex="12pt" style:font-weight-complex="normal"/>
    </style:style>
    <style:style style:name="P4" style:family="paragraph" style:parent-style-name="Heading_20_1">
      <style:text-properties fo:font-size="12pt" fo:font-weight="normal" officeooo:paragraph-rsid="000719d3" style:font-size-asian="12pt" style:font-weight-asian="normal" style:font-size-complex="12pt" style:font-weight-complex="normal"/>
    </style:style>
    <style:style style:name="P5" style:family="paragraph" style:parent-style-name="Heading_20_1">
      <style:text-properties fo:font-size="12pt" fo:font-weight="normal" officeooo:rsid="000889d7" officeooo:paragraph-rsid="000889d7" style:font-size-asian="12pt" style:font-weight-asian="normal" style:font-size-complex="12pt" style:font-weight-complex="normal"/>
    </style:style>
    <style:style style:name="P6" style:family="paragraph" style:parent-style-name="Table_20_Contents">
      <style:text-properties fo:font-size="2pt" style:font-size-asian="2pt" style:font-size-complex="2pt"/>
    </style:style>
    <style:style style:name="P7" style:family="paragraph" style:parent-style-name="Text_20_body" style:list-style-name="L1"/>
    <style:style style:name="P8" style:family="paragraph" style:parent-style-name="Text_20_body" style:list-style-name="L2"/>
    <style:style style:name="P9" style:family="paragraph" style:parent-style-name="Text_20_body" style:list-style-name="L3"/>
    <style:style style:name="P10" style:family="paragraph" style:parent-style-name="Text_20_body" style:list-style-name="L4"/>
    <style:style style:name="P11" style:family="paragraph" style:parent-style-name="Text_20_body" style:list-style-name="L5"/>
    <style:style style:name="P12" style:family="paragraph" style:parent-style-name="Text_20_body" style:list-style-name="L6"/>
    <style:style style:name="P13" style:family="paragraph" style:parent-style-name="Text_20_body" style:list-style-name="L7"/>
    <style:style style:name="P14" style:family="paragraph" style:parent-style-name="Text_20_body">
      <style:text-properties officeooo:paragraph-rsid="000719d3"/>
    </style:style>
    <style:style style:name="P15" style:family="paragraph" style:parent-style-name="Text_20_body" style:list-style-name="L8"/>
    <style:style style:name="P16" style:family="paragraph" style:parent-style-name="Text_20_body" style:list-style-name="L1">
      <style:paragraph-properties fo:margin-top="0in" fo:margin-bottom="0in" loext:contextual-spacing="false"/>
    </style:style>
    <style:style style:name="P17" style:family="paragraph" style:parent-style-name="Text_20_body" style:list-style-name="L6">
      <style:paragraph-properties fo:margin-top="0in" fo:margin-bottom="0in" loext:contextual-spacing="false"/>
    </style:style>
    <style:style style:name="P18" style:family="paragraph" style:parent-style-name="Text_20_body" style:list-style-name="L8">
      <style:paragraph-properties fo:margin-top="0in" fo:margin-bottom="0in" loext:contextual-spacing="false"/>
    </style:style>
    <style:style style:name="T1" style:family="text">
      <style:text-properties officeooo:rsid="000889d7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ize="16pt" fo:font-weight="normal" style:font-size-asian="16pt" style:font-weight-asian="normal" style:font-size-complex="16pt" style:font-weight-complex="normal"/>
    </style:style>
    <style:style style:name="T5" style:family="text">
      <style:text-properties fo:font-size="16pt" style:font-size-asian="14pt" style:font-size-complex="16pt"/>
    </style:style>
    <style:style style:name="T6" style:family="text">
      <style:text-properties fo:font-size="12pt" fo:font-weight="normal" style:font-size-asian="12pt" style:font-weight-asian="normal" style:font-size-complex="12pt" style:font-weight-complex="normal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number text:level="1" text:style-name="Numbering_20_Symbols" style:num-suffix="." style:num-format="1" text:start-value="3">
        <style:list-level-properties text:space-before="0.5445in" text:min-label-width="0.1965in"/>
      </text:list-level-style-number>
      <text:list-level-style-number text:level="2" text:style-name="Numbering_20_Symbols" style:num-suffix="." style:num-format="1">
        <style:list-level-properties text:space-before="1.0354in" text:min-label-width="0.1965in"/>
      </text:list-level-style-number>
      <text:list-level-style-number text:level="3" text:style-name="Numbering_20_Symbols" style:num-suffix="." style:num-format="1">
        <style:list-level-properties text:space-before="1.5264in" text:min-label-width="0.1965in"/>
      </text:list-level-style-number>
      <text:list-level-style-number text:level="4" text:style-name="Numbering_20_Symbols" style:num-suffix="." style:num-format="1">
        <style:list-level-properties text:space-before="2.0173in" text:min-label-width="0.1965in"/>
      </text:list-level-style-number>
      <text:list-level-style-number text:level="5" text:style-name="Numbering_20_Symbols" style:num-suffix="." style:num-format="1">
        <style:list-level-properties text:space-before="2.5083in" text:min-label-width="0.1965in"/>
      </text:list-level-style-number>
      <text:list-level-style-number text:level="6" text:style-name="Numbering_20_Symbols" style:num-suffix="." style:num-format="1">
        <style:list-level-properties text:space-before="2.9992in" text:min-label-width="0.1965in"/>
      </text:list-level-style-number>
      <text:list-level-style-number text:level="7" text:style-name="Numbering_20_Symbols" style:num-suffix="." style:num-format="1">
        <style:list-level-properties text:space-before="3.4902in" text:min-label-width="0.1965in"/>
      </text:list-level-style-number>
      <text:list-level-style-number text:level="8" text:style-name="Numbering_20_Symbols" style:num-suffix="." style:num-format="1">
        <style:list-level-properties text:space-before="3.9815in" text:min-label-width="0.1965in"/>
      </text:list-level-style-number>
      <text:list-level-style-number text:level="9" text:style-name="Numbering_20_Symbols" style:num-suffix="." style:num-format="1">
        <style:list-level-properties text:space-before="4.4724in" text:min-label-width="0.1965in"/>
      </text:list-level-style-number>
      <text:list-level-style-number text:level="10" text:style-name="Numbering_20_Symbols" style:num-suffix="." style:num-format="1">
        <style:list-level-properties text:space-before="4.9634in" text:min-label-width="0.1965in"/>
      </text:list-level-style-number>
    </text:list-style>
    <text:list-style style:name="L3">
      <text:list-level-style-number text:level="1" text:style-name="Numbering_20_Symbols" style:num-suffix="." style:num-format="1" text:start-value="4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4">
      <text:list-level-style-number text:level="1" text:style-name="Numbering_20_Symbols" style:num-suffix="." style:num-format="1" text:start-value="5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5">
      <text:list-level-style-number text:level="1" text:style-name="Numbering_20_Symbols" style:num-suffix="." style:num-format="1" text:start-value="6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number text:level="1" text:style-name="Numbering_20_Symbols" style:num-suffix="." style:num-format="1" text:start-value="8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8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5">Datasets</text:span>:</text:h>
      <text:h text:style-name="P3" text:outline-level="1">kaggle Steel Defect Detection</text:h>
      <text:p text:style-name="Text_20_body"><text:a xlink:type="simple" xlink:href="https://www.kaggle.com/c/severstal-steel-defect-detection/data" text:style-name="Internet_20_link" text:visited-style-name="Visited_20_Internet_20_Link"><text:span text:style-name="T6">https://www.kaggle.com/c/severstal-steel-defect-detection/data</text:span></text:a></text:p>
      <text:h text:style-name="P3" text:outline-level="1">kaggle categorize animals in the wild</text:h>
      <text:p text:style-name="Text_20_body"><text:a xlink:type="simple" xlink:href="https://www.kaggle.com/c/iwildcam-2020-fgvc7/overview" text:style-name="Internet_20_link" text:visited-style-name="Visited_20_Internet_20_Link"><text:span text:style-name="T6">https://www.kaggle.com/c/iwildcam-2020-fgvc7/overview</text:span></text:a></text:p>
      <text:h text:style-name="P3" text:outline-level="1"><text:bookmark text:name="user-content-kaggle-diabetic-retinopathy"/>kaggle diabetic retinopathy</text:h>
      <text:section text:style-name="Sect1" text:name="readme">
        <text:list xml:id="list1194368655" text:style-name="L1">
          <text:list-item>
            <text:p text:style-name="P16"><text:a xlink:type="simple" xlink:href="https://www.kaggle.com/c/diabetic-retinopathy-detection" text:style-name="Internet_20_link" text:visited-style-name="Visited_20_Internet_20_Link"><text:span text:style-name="T6">https://www.kaggle.com/c/diabetic-retinopathy-detection</text:span></text:a><text:span text:style-name="T6"> </text:span></text:p>
          </text:list-item>
          <text:list-item>
            <text:p text:style-name="P7"><text:a xlink:type="simple" xlink:href="https://www.kaggle.com/c/aptos2019-blindness-detection" text:style-name="Internet_20_link" text:visited-style-name="Visited_20_Internet_20_Link"><text:span text:style-name="T6">https://www.kaggle.com/c/aptos2019-blindness-detection</text:span></text:a><text:span text:style-name="T6"> </text:span></text:p>
          </text:list-item>
        </text:list>
      </text:section>
      <text:h text:style-name="P3" text:outline-level="1">kaggle diseases in apple trees</text:h>
      <text:p text:style-name="Text_20_body"><text:a xlink:type="simple" xlink:href="https://www.kaggle.com/c/plant-pathology-2020-fgvc7/data" text:style-name="Internet_20_link" text:visited-style-name="Visited_20_Internet_20_Link"><text:span text:style-name="T6">https://www.kaggle.com/c/plant-pathology-2020-fgvc7/data</text:span></text:a></text:p>
      <text:h text:style-name="P3" text:outline-level="1"><text:bookmark text:name="readme"/><text:bookmark text:name="user-content-kaggle-herbarium"/>kaggle herbarium</text:h>
      <text:section text:style-name="Sect1" text:name="Section1">
        <text:p text:style-name="Text_20_body"><text:a xlink:type="simple" xlink:href="https://www.kaggle.com/c/herbarium-2020-fgvc7" text:style-name="Internet_20_link" text:visited-style-name="Visited_20_Internet_20_Link"><text:span text:style-name="T6">https://www.kaggle.com/c/herbarium-2020-fgvc7</text:span></text:a></text:p>
        <text:h text:style-name="P4" text:outline-level="1"><text:span text:style-name="T1">k</text:span>aggle prostate cancer</text:h>
        <text:p text:style-name="P14"><text:a xlink:type="simple" xlink:href="https://www.kaggle.com/c/prostate-cancer-grade-assessment/overview" text:style-name="Internet_20_link" text:visited-style-name="Visited_20_Internet_20_Link"><text:span text:style-name="T6">https://www.kaggle.com/c/prostate-cancer-grade-assessment/overview</text:span></text:a></text:p>
      </text:section>
      <text:h text:style-name="P2" text:outline-level="1">Project Outline:</text:h>
      <text:h text:style-name="P5" text:outline-level="1">Project Name</text:h>
      <text:p text:style-name="Text_20_body">1 Team Members</text:p>
      <text:p text:style-name="Text_20_body"><text:tab/><text:span text:style-name="T1">2.</text:span> Introduction <text:span text:style-name="T1">( 10 pts)</text:span></text:p>
      <text:p text:style-name="Text_20_body">2.1 Why this project is useful for society</text:p>
      <text:p text:style-name="Text_20_body">2-3 paragraph explanation Give examples</text:p>
      <text:p text:style-name="Text_20_body">2.2 Why team members are interested in this project (optional)</text:p>
      <text:p text:style-name="Text_20_body">Why did you choose this project. every team members should write 1-2 sentences for themselves.</text:p>
      <text:list xml:id="list1134697539" text:style-name="L2">
        <text:list-item>
          <text:p text:style-name="P8">Dataset information </text:p>
        </text:list-item>
      </text:list>
      <text:p text:style-name="Text_20_body">3.1 Dataset explanation <text:span text:style-name="T1">(5 pts)</text:span></text:p>
      <text:p text:style-name="Text_20_body">Paraphrase information given in the project page in your own words.</text:p>
      <text:p text:style-name="Text_20_body">3.2 Dataset visualization <text:span text:style-name="T1">(15 pts)</text:span></text:p>
      <text:p text:style-name="Text_20_body">3.3 Example images/data from dataset</text:p>
      <text:p text:style-name="Text_20_body">3.3.1 easy to classify/solve examples (for humans) from dataset</text:p>
      <text:p text:style-name="Text_20_body"><text:soft-page-break/>3.3.2 hard to classify/solve examples (for humans) from dataset You can use your baseline model to find wrongly classified examples.</text:p>
      <text:list xml:id="list4262675354" text:style-name="L3">
        <text:list-item>
          <text:p text:style-name="P9">Deep Learning Models </text:p>
        </text:list-item>
      </text:list>
      <text:p text:style-name="Text_20_body">4.1 Baseline model performance (Simple Model)</text:p>
      <text:p text:style-name="Text_20_body">This is the first basic model performance. For this task: please merge one example notebook from project page and hello-world notebook from course github site.</text:p>
      <text:p text:style-name="Text_20_body">4.1.1 Model Introduction a. Give one paragraph information about the model used b. Use plot_model function to plot your model</text:p>
      <text:p text:style-name="Text_20_body">4.1.1 Give figure of training loss vs validation loss</text:p>
      <text:p text:style-name="Text_20_body">4.1.1 Give figure of training accuracy vs validation accuracy (or performance metrics used)</text:p>
      <text:p text:style-name="Text_20_body">4.2 Model 2</text:p>
      <text:p text:style-name="Text_20_body">4.2.1 Model Introduction a. Give one paragraph information about the model used b. Use plot_model function to plot your model</text:p>
      <text:p text:style-name="Text_20_body">4.2.2 Give figure of training loss vs validation loss</text:p>
      <text:p text:style-name="Text_20_body">4.2.3 Give figure of training accuracy vs validation accuracy (or performance metrics used)</text:p>
      <text:p text:style-name="Text_20_body">4.3 Model 3</text:p>
      <text:p text:style-name="Text_20_body">4.3.1 Model Introduction a. Give one paragraph information about the model used b. Use plot_model function to plot your model</text:p>
      <text:p text:style-name="Text_20_body">4.3.2 Give figure of training loss vs validation loss</text:p>
      <text:p text:style-name="Text_20_body">4.3.3 Give figure of training accuracy vs validation accuracy (or performance metrics used)</text:p>
      <text:list xml:id="list1696858082" text:style-name="L4">
        <text:list-item>
          <text:p text:style-name="P10">Performance metrics used </text:p>
        </text:list-item>
      </text:list>
      <text:p text:style-name="Text_20_body">5.1 Table Performance Comparison of Models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 table:style-name="TableLine93996216240896">
            <table:table-cell table:style-name="Table1.A1" office:value-type="string">
              <text:p text:style-name="Table_20_Heading">Models</text:p>
            </table:table-cell>
            <table:table-cell table:style-name="Table1.A1" office:value-type="string">
              <text:p text:style-name="Table_20_Heading">Training Accuracy</text:p>
            </table:table-cell>
            <table:table-cell table:style-name="Table1.A1" office:value-type="string">
              <text:p text:style-name="Table_20_Heading">Validation Accuracy</text:p>
            </table:table-cell>
            <table:table-cell table:style-name="Table1.A1" office:value-type="string">
              <text:p text:style-name="Table_20_Heading">Training Time</text:p>
            </table:table-cell>
            <table:table-cell table:style-name="Table1.A1" office:value-type="string">
              <text:p text:style-name="Table_20_Heading">Other metrics used</text:p>
            </table:table-cell>
          </table:table-row>
        </table:table-header-rows>
        <table:table-row table:style-name="TableLine93996216240896">
          <table:table-cell table:style-name="Table1.A1" office:value-type="string">
            <text:p text:style-name="Table_20_Contents">Model Baseline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</table:table-row>
        <table:table-row table:style-name="TableLine93996216240896">
          <table:table-cell table:style-name="Table1.A1" office:value-type="string">
            <text:p text:style-name="Table_20_Contents">Model 1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</table:table-row>
        <table:table-row table:style-name="TableLine93996216240896">
          <table:table-cell table:style-name="Table1.A1" office:value-type="string">
            <text:p text:style-name="Table_20_Contents">Model 2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</table:table-row>
      </table:table>
      <text:list xml:id="list3597384651" text:style-name="L5">
        <text:list-item>
          <text:p text:style-name="P11">Kaggle Results Try to submit your results to Kaggle and give your position on the board</text:p>
        </text:list-item>
        <text:list-item>
          <text:p text:style-name="P11">Discussion</text:p>
        </text:list-item>
      </text:list>
      <text:p text:style-name="Text_20_body">7.1 Difficulties encountered</text:p>
      <text:list xml:id="list538753561" text:style-name="L6">
        <text:list-item>
          <text:p text:style-name="P17">You can write that, we did not have any significant difficulties due to xxx. </text:p>
        </text:list-item>
        <text:list-item>
          <text:p text:style-name="P17">write some of the difficulties you have encountered. </text:p>
        </text:list-item>
        <text:list-item>
          <text:p text:style-name="P17">communication problems in the team or similar. </text:p>
        </text:list-item>
        <text:list-item>
          <text:p text:style-name="P17">dataset understanding </text:p>
        </text:list-item>
        <text:list-item>
          <text:p text:style-name="P17">domain understanding </text:p>
        </text:list-item>
        <text:list-item>
          <text:p text:style-name="P12">starting to project </text:p>
        </text:list-item>
      </text:list>
      <text:list xml:id="list2681420787" text:style-name="L7">
        <text:list-item>
          <text:p text:style-name="P13"><text:soft-page-break/>Conclusion Conclusion is more about summarizing what you have done. We applied x algorithms to this problem. Algorithm A has accuracy/performance of yy, while algorithm B has ... According to our results, we suggest that A/B is better for this problem. ... </text:p>
        </text:list-item>
      </text:list>
      <text:p text:style-name="Text_20_body"><text:span text:style-name="T2">Projects will be graded by following components</text:span></text:p>
      <text:list xml:id="list4024762530" text:style-name="L8">
        <text:list-item>
          <text:p text:style-name="P18">Project Report (Jupyter notebook) </text:p>
        </text:list-item>
        <text:list-item>
          <text:p text:style-name="P18">Project Presentation <text:span text:style-name="T1">(</text:span>Team members will present different parts of the project <text:span text:style-name="T1">)</text:span></text:p>
          <text:p text:style-name="P15"/>
        </text:list-item>
      </text:list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07T11:30:12.968828540</meta:creation-date>
    <dc:date>2022-04-07T13:15:43.483753594</dc:date>
    <meta:editing-duration>PT54M12S</meta:editing-duration>
    <meta:editing-cycles>3</meta:editing-cycles>
    <meta:generator>LibreOffice/6.4.7.2$Linux_X86_64 LibreOffice_project/40$Build-2</meta:generator>
    <meta:document-statistic meta:table-count="1" meta:image-count="0" meta:object-count="0" meta:page-count="3" meta:paragraph-count="66" meta:word-count="466" meta:character-count="3280" meta:non-whitespace-character-count="2882"/>
  </office:meta>
</office:document-meta>
</file>